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style="normal" fo:font-weight="normal" officeooo:rsid="001f2cbf" officeooo:paragraph-rsid="001f2cbf" style:font-size-asian="19.25pt" style:font-style-asian="normal" style:font-weight-asian="normal" style:font-size-complex="22pt" style:font-style-complex="normal" style:font-weight-complex="normal"/>
    </style:style>
    <style:style style:name="P2" style:family="paragraph" style:parent-style-name="Standard">
      <style:text-properties fo:font-size="22pt" fo:font-style="normal" fo:font-weight="normal" officeooo:rsid="001f2cbf" officeooo:paragraph-rsid="002368cb" style:font-size-asian="19.25pt" style:font-style-asian="normal" style:font-weight-asian="normal" style:font-size-complex="22pt" style:font-style-complex="normal" style:font-weight-complex="normal"/>
    </style:style>
    <style:style style:name="P3" style:family="paragraph" style:parent-style-name="Standard">
      <style:text-properties fo:font-size="22pt" fo:font-style="normal" fo:font-weight="normal" officeooo:rsid="002108e4" officeooo:paragraph-rsid="002108e4" style:font-size-asian="19.25pt" style:font-style-asian="normal" style:font-weight-asian="normal" style:font-size-complex="22pt" style:font-style-complex="normal" style:font-weight-complex="normal"/>
    </style:style>
    <style:style style:name="P4" style:family="paragraph" style:parent-style-name="Standard">
      <style:text-properties fo:font-size="22pt" fo:font-style="normal" fo:font-weight="normal" officeooo:rsid="002108e4" officeooo:paragraph-rsid="0027df2b" style:font-size-asian="19.25pt" style:font-style-asian="normal" style:font-weight-asian="normal" style:font-size-complex="22pt" style:font-style-complex="normal" style:font-weight-complex="normal"/>
    </style:style>
    <style:style style:name="P5" style:family="paragraph" style:parent-style-name="Standard">
      <style:text-properties fo:font-size="22pt" fo:font-style="normal" fo:font-weight="normal" officeooo:rsid="002368cb" officeooo:paragraph-rsid="002368cb" style:font-size-asian="19.25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text-properties fo:font-size="22pt" fo:font-style="normal" fo:font-weight="normal" officeooo:rsid="0022089f" officeooo:paragraph-rsid="0022089f" style:font-size-asian="19.25pt" style:font-style-asian="normal" style:font-weight-asian="normal" style:font-size-complex="22pt" style:font-style-complex="normal" style:font-weight-complex="normal"/>
    </style:style>
    <style:style style:name="P7" style:family="paragraph" style:parent-style-name="Standard">
      <style:text-properties fo:font-size="22pt" fo:font-style="normal" fo:font-weight="normal" officeooo:rsid="00254a4d" officeooo:paragraph-rsid="00254a4d" style:font-size-asian="19.25pt" style:font-style-asian="normal" style:font-weight-asian="normal" style:font-size-complex="22pt" style:font-style-complex="normal" style:font-weight-complex="normal"/>
    </style:style>
    <style:style style:name="P8" style:family="paragraph" style:parent-style-name="Standard">
      <style:text-properties fo:font-size="22pt" fo:font-style="normal" fo:font-weight="normal" officeooo:rsid="00258e14" officeooo:paragraph-rsid="00258e14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text-properties fo:color="#00a933" loext:opacity="100%"/>
    </style:style>
    <style:style style:name="P10" style:family="paragraph" style:parent-style-name="Standard">
      <style:text-properties fo:color="#158466" loext:opacity="100%" fo:font-size="22pt" fo:font-style="normal" fo:font-weight="bold" officeooo:rsid="001f2cbf" officeooo:paragraph-rsid="001f2cbf" style:font-size-asian="19.25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style:text-properties fo:color="#c9211e" loext:opacity="100%" fo:font-size="22pt" fo:font-style="normal" fo:font-weight="normal" officeooo:rsid="00254a4d" officeooo:paragraph-rsid="002368cb" style:font-size-asian="19.25pt" style:font-style-asian="normal" style:font-weight-asian="normal" style:font-size-complex="22pt" style:font-style-complex="normal" style:font-weight-complex="normal"/>
    </style:style>
    <style:style style:name="P12" style:family="paragraph" style:parent-style-name="Standard">
      <style:text-properties fo:font-size="22pt" fo:font-style="normal" fo:font-weight="normal" officeooo:rsid="00254a4d" officeooo:paragraph-rsid="002c0c1c" style:font-size-asian="19.25pt" style:font-style-asian="normal" style:font-weight-asian="normal" style:font-size-complex="22pt" style:font-style-complex="normal" style:font-weight-complex="normal"/>
    </style:style>
    <style:style style:name="P13" style:family="paragraph" style:parent-style-name="Standard">
      <style:text-properties fo:font-size="22pt" fo:font-style="normal" fo:font-weight="normal" officeooo:rsid="002c0c1c" officeooo:paragraph-rsid="002c0c1c" style:font-size-asian="19.25pt" style:font-style-asian="normal" style:font-weight-asian="normal" style:font-size-complex="22pt" style:font-style-complex="normal" style:font-weight-complex="normal"/>
    </style:style>
    <style:style style:name="P14" style:family="paragraph" style:parent-style-name="Standard">
      <style:text-properties fo:font-size="22pt" fo:font-style="normal" fo:font-weight="normal" officeooo:rsid="002dd97c" officeooo:paragraph-rsid="002dd97c" style:font-size-asian="19.25pt" style:font-style-asian="normal" style:font-weight-asian="normal" style:font-size-complex="22pt" style:font-style-complex="normal" style:font-weight-complex="normal"/>
    </style:style>
    <style:style style:name="P15" style:family="paragraph" style:parent-style-name="Standard">
      <style:text-properties fo:font-size="22pt" fo:font-style="normal" fo:font-weight="normal" officeooo:rsid="002f162a" officeooo:paragraph-rsid="002f162a" style:font-size-asian="19.25pt" style:font-style-asian="normal" style:font-weight-asian="normal" style:font-size-complex="22pt" style:font-style-complex="normal" style:font-weight-complex="normal"/>
    </style:style>
    <style:style style:name="P16" style:family="paragraph" style:parent-style-name="Standard">
      <style:text-properties fo:font-size="22pt" fo:font-style="normal" fo:font-weight="normal" officeooo:rsid="002f7016" officeooo:paragraph-rsid="002f7016" style:font-size-asian="19.25pt" style:font-style-asian="normal" style:font-weight-asian="normal" style:font-size-complex="22pt" style:font-style-complex="normal" style:font-weight-complex="normal"/>
    </style:style>
    <style:style style:name="P17" style:family="paragraph" style:parent-style-name="Standard">
      <style:text-properties fo:font-size="22pt" fo:font-style="normal" fo:font-weight="normal" officeooo:rsid="002f7016" officeooo:paragraph-rsid="00307176" style:font-size-asian="19.25pt" style:font-style-asian="normal" style:font-weight-asian="normal" style:font-size-complex="22pt" style:font-style-complex="normal" style:font-weight-complex="normal"/>
    </style:style>
    <style:style style:name="P18" style:family="paragraph" style:parent-style-name="Standard">
      <style:text-properties fo:font-size="22pt" fo:font-style="normal" fo:font-weight="normal" officeooo:rsid="00307176" officeooo:paragraph-rsid="00307176" style:font-size-asian="19.25pt" style:font-style-asian="normal" style:font-weight-asian="normal" style:font-size-complex="22pt" style:font-style-complex="normal" style:font-weight-complex="normal"/>
    </style:style>
    <style:style style:name="P19" style:family="paragraph" style:parent-style-name="Standard">
      <style:text-properties fo:font-size="22pt" fo:font-style="normal" fo:font-weight="bold" officeooo:rsid="002c0c1c" officeooo:paragraph-rsid="002c0c1c" style:font-size-asian="19.25pt" style:font-style-asian="normal" style:font-weight-asian="bold" style:font-size-complex="22pt" style:font-style-complex="normal" style:font-weight-complex="bold"/>
    </style:style>
    <style:style style:name="P20" style:family="paragraph" style:parent-style-name="Standard">
      <style:text-properties fo:color="#00a933" loext:opacity="100%" fo:font-size="22pt" fo:font-style="normal" fo:font-weight="bold" officeooo:rsid="002c0c1c" officeooo:paragraph-rsid="002c0c1c" style:font-size-asian="19.25pt" style:font-style-asian="normal" style:font-weight-asian="bold" style:font-size-complex="22pt" style:font-style-complex="normal" style:font-weight-complex="bold"/>
    </style:style>
    <style:style style:name="T1" style:family="text">
      <style:text-properties fo:font-size="22pt" fo:font-weight="bold" officeooo:rsid="001f2cbf" style:font-size-asian="22pt" style:font-weight-asian="bold" style:font-size-complex="22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1f2cbf" style:font-size-asian="22pt" style:font-weight-asian="bold" style:font-size-complex="22pt" style:font-weight-complex="bold"/>
    </style:style>
    <style:style style:name="T3" style:family="text">
      <style:text-properties officeooo:rsid="002368cb"/>
    </style:style>
    <style:style style:name="T4" style:family="text">
      <style:text-properties officeooo:rsid="00258e14"/>
    </style:style>
    <style:style style:name="T5" style:family="text">
      <style:text-properties officeooo:rsid="00261b09"/>
    </style:style>
    <style:style style:name="T6" style:family="text">
      <style:text-properties officeooo:rsid="002ac9ce"/>
    </style:style>
    <style:style style:name="T7" style:family="text">
      <style:text-properties officeooo:rsid="002c0c1c"/>
    </style:style>
    <style:style style:name="T8" style:family="text">
      <style:text-properties officeooo:rsid="002cf2a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07176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2">Poznámky</text:span></text:p>
      <text:p text:style-name="P9"><text:span text:style-name="T1"/></text:p>
      <text:p text:style-name="P10">Príkazy:</text:p>
      <text:p text:style-name="P2"/>
      <text:p text:style-name="P11">Dôležité je mať prehľadný kód , lebo niekto ho môže v robote po mne čítať</text:p>
      <text:p text:style-name="P2"/>
      <text:p text:style-name="P2">ls -&gt; listne priečienky</text:p>
      <text:p text:style-name="P1"/>
      <text:p text:style-name="P1">cd Dokumenty -&gt; /Dokumenty</text:p>
      <text:p text:style-name="P1">cd dev - &gt; /Dokumenty/dev</text:p>
      <text:p text:style-name="P5">cd -&gt; (change directory)</text:p>
      <text:p text:style-name="P4">------------------------------------</text:p>
      <text:p text:style-name="P3">npm run dev – <text:span text:style-name="T3">zapne celý </text:span><text:span text:style-name="T6">server</text:span></text:p>
      <text:p text:style-name="P6">npm – No package manager</text:p>
      <text:p text:style-name="P12">npm run build -&gt; <text:span text:style-name="T5">spraví zostavenie aplikacie vo vnútri, aj rýchlejšie , </text:span><text:span text:style-name="T7">optimalizovany kod;</text:span></text:p>
      <text:p text:style-name="P7">npm run start -&gt; spusti sa aplikacia <text:span text:style-name="T7">(produkcny server)</text:span></text:p>
      <text:p text:style-name="P4">------------------------------------</text:p>
      <text:p text:style-name="P7">layout -&gt; kde budú určité veci rozmiestnené na stánke, </text:p>
      <text:p text:style-name="P7">tiež treba mať čítateľný kód </text:p>
      <text:p text:style-name="P7"/>
      <text:p text:style-name="P7">container -&gt; <text:span text:style-name="T4">je to niečo ako div, </text:span><text:span text:style-name="T5">možeme upravovať iba danný kontajner</text:span></text:p>
      <text:p text:style-name="P7"/>
      <text:p text:style-name="P7">routing -&gt; smerovanie dát , <text:span text:style-name="T5">prepája siete s ostanými</text:span></text:p>
      <text:p text:style-name="P7"/>
      <text:p text:style-name="P8"><text:soft-page-break/>App folder – files sa musia volať page.tsx inak to nepôjde </text:p>
      <text:p text:style-name="P7"/>
      <text:p text:style-name="P20">GIT</text:p>
      <text:p text:style-name="P19"/>
      <text:p text:style-name="P13">git init – <text:span text:style-name="T8">vytvori git na disku</text:span></text:p>
      <text:p text:style-name="P14">git branch -m main</text:p>
      <text:p text:style-name="P15">git config --global user.name „meno“ GITHUB</text:p>
      <text:p text:style-name="P15">git config --global user.email „email“ GITHUB</text:p>
      <text:p text:style-name="P15">git remote add origin (link)</text:p>
      <text:p text:style-name="P15">git remote -v</text:p>
      <text:p text:style-name="P14">git add <text:s/>. – prida vsetky priecinky atd</text:p>
      <text:p text:style-name="P14"/>
      <text:p text:style-name="P17"><text:span text:style-name="T12">vercel</text:span><text:span text:style-name="T11"> </text:span></text:p>
      <text:p text:style-name="P17">– server na internete <text:span text:style-name="T10">(produkčný server)</text:span></text:p>
      <text:p text:style-name="P17">- <text:span text:style-name="T10">server je zadarmo</text:span></text:p>
      <text:p text:style-name="P16"/>
      <text:p text:style-name="P16">https://snap-zoska-nine.vercel.app/</text:p>
      <text:p text:style-name="P18"/>
      <text:p text:style-name="P15"/>
      <text:p text:style-name="P15"/>
      <text:p text:style-name="P14"/>
      <text:p text:style-name="P14"/>
      <text:p text:style-name="P13"/>
      <text:p text:style-name="P13"/>
      <text:p text:style-name="P1"><text:tab/><text:tab/></text:p>
      <text:p text:style-name="P1"><text:tab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6:27.062346903</meta:creation-date>
    <meta:generator>LibreOffice/24.2.5.2$Linux_X86_64 LibreOffice_project/420$Build-2</meta:generator>
    <dc:date>2024-09-26T09:27:47.745145795</dc:date>
    <meta:editing-duration>PT1H5M4S</meta:editing-duration>
    <meta:editing-cycles>8</meta:editing-cycles>
    <meta:document-statistic meta:table-count="0" meta:image-count="0" meta:object-count="0" meta:page-count="2" meta:paragraph-count="32" meta:word-count="165" meta:character-count="1055" meta:non-whitespace-character-count="902"/>
  </office:meta>
</office:document-meta>
</file>